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3e040" officeooo:paragraph-rsid="0013e040"/>
    </style:style>
    <style:style style:name="P3" style:family="paragraph" style:parent-style-name="Standard">
      <style:text-properties officeooo:rsid="0013e040" officeooo:paragraph-rsid="0030b819"/>
    </style:style>
    <style:style style:name="P4" style:family="paragraph" style:parent-style-name="Standard">
      <style:text-properties officeooo:rsid="0013e040" officeooo:paragraph-rsid="0032959e"/>
    </style:style>
    <style:style style:name="P5" style:family="paragraph" style:parent-style-name="Standard">
      <style:text-properties officeooo:rsid="0013e040" officeooo:paragraph-rsid="00343bbc"/>
    </style:style>
    <style:style style:name="P6" style:family="paragraph" style:parent-style-name="Standard">
      <style:text-properties officeooo:rsid="0013e040" officeooo:paragraph-rsid="003a858b"/>
    </style:style>
    <style:style style:name="P7" style:family="paragraph" style:parent-style-name="Standard">
      <style:text-properties officeooo:rsid="0013e040" officeooo:paragraph-rsid="003c76c5"/>
    </style:style>
    <style:style style:name="P8" style:family="paragraph" style:parent-style-name="Standard">
      <style:text-properties officeooo:rsid="0013e040" officeooo:paragraph-rsid="003d249b"/>
    </style:style>
    <style:style style:name="P9" style:family="paragraph" style:parent-style-name="Standard">
      <style:text-properties officeooo:rsid="0013e040" officeooo:paragraph-rsid="004023e8"/>
    </style:style>
    <style:style style:name="P10" style:family="paragraph" style:parent-style-name="Standard">
      <style:text-properties officeooo:rsid="0013e040" officeooo:paragraph-rsid="0043b7d1"/>
    </style:style>
    <style:style style:name="P11" style:family="paragraph" style:parent-style-name="Standard">
      <style:text-properties officeooo:rsid="0013e040" officeooo:paragraph-rsid="0049adbf"/>
    </style:style>
    <style:style style:name="P12" style:family="paragraph" style:parent-style-name="Standard">
      <style:text-properties officeooo:rsid="0013e040" officeooo:paragraph-rsid="004a6b8f"/>
    </style:style>
    <style:style style:name="P13" style:family="paragraph" style:parent-style-name="Standard">
      <style:text-properties officeooo:rsid="0013e040" officeooo:paragraph-rsid="0051965c"/>
    </style:style>
    <style:style style:name="P14" style:family="paragraph" style:parent-style-name="Standard">
      <style:text-properties officeooo:rsid="0013e040" officeooo:paragraph-rsid="005271bf"/>
    </style:style>
    <style:style style:name="P15" style:family="paragraph" style:parent-style-name="Standard">
      <style:text-properties officeooo:rsid="0013e040" officeooo:paragraph-rsid="00563d90"/>
    </style:style>
    <style:style style:name="P16" style:family="paragraph" style:parent-style-name="Standard">
      <style:text-properties officeooo:rsid="0013e040" officeooo:paragraph-rsid="0056fc8c"/>
    </style:style>
    <style:style style:name="P17" style:family="paragraph" style:parent-style-name="Standard">
      <style:text-properties officeooo:rsid="0013e040" officeooo:paragraph-rsid="00579593"/>
    </style:style>
    <style:style style:name="P18" style:family="paragraph" style:parent-style-name="Standard">
      <style:text-properties officeooo:rsid="0013e040" officeooo:paragraph-rsid="005a215b"/>
    </style:style>
    <style:style style:name="P19" style:family="paragraph" style:parent-style-name="Standard">
      <style:text-properties officeooo:rsid="0013e040" officeooo:paragraph-rsid="005c118d"/>
    </style:style>
    <style:style style:name="P20" style:family="paragraph" style:parent-style-name="Standard">
      <style:text-properties officeooo:rsid="0013e040" officeooo:paragraph-rsid="005de3a7"/>
    </style:style>
    <style:style style:name="P21" style:family="paragraph" style:parent-style-name="Standard">
      <style:text-properties officeooo:rsid="0013e040" officeooo:paragraph-rsid="005fd2b9"/>
    </style:style>
    <style:style style:name="P22" style:family="paragraph" style:parent-style-name="Standard">
      <style:text-properties officeooo:rsid="0013e040" officeooo:paragraph-rsid="00605afe"/>
    </style:style>
    <style:style style:name="P23" style:family="paragraph" style:parent-style-name="Standard">
      <style:text-properties officeooo:rsid="0013e040" officeooo:paragraph-rsid="00642eb7"/>
    </style:style>
    <style:style style:name="P24" style:family="paragraph" style:parent-style-name="Standard">
      <style:text-properties officeooo:rsid="0013e040" officeooo:paragraph-rsid="006a5774"/>
    </style:style>
    <style:style style:name="P25" style:family="paragraph" style:parent-style-name="Standard">
      <style:text-properties officeooo:rsid="0013e040" officeooo:paragraph-rsid="006cd1ca"/>
    </style:style>
    <style:style style:name="P26" style:family="paragraph" style:parent-style-name="Standard">
      <style:text-properties officeooo:rsid="0013e040" officeooo:paragraph-rsid="006f5d55"/>
    </style:style>
    <style:style style:name="P27" style:family="paragraph" style:parent-style-name="Standard">
      <style:text-properties officeooo:rsid="0013e040" officeooo:paragraph-rsid="006f72f9"/>
    </style:style>
    <style:style style:name="P28" style:family="paragraph" style:parent-style-name="Standard">
      <style:text-properties officeooo:rsid="0013e040" officeooo:paragraph-rsid="00727ac3"/>
    </style:style>
    <style:style style:name="P29" style:family="paragraph" style:parent-style-name="Standard">
      <style:text-properties officeooo:rsid="0013e040" officeooo:paragraph-rsid="0075587a"/>
    </style:style>
    <style:style style:name="P30" style:family="paragraph" style:parent-style-name="Standard">
      <style:text-properties officeooo:rsid="0014785d" officeooo:paragraph-rsid="0014785d"/>
    </style:style>
    <style:style style:name="P31" style:family="paragraph" style:parent-style-name="Standard">
      <style:text-properties officeooo:rsid="0014785d" officeooo:paragraph-rsid="001a46d6"/>
    </style:style>
    <style:style style:name="P32" style:family="paragraph" style:parent-style-name="Standard">
      <style:text-properties officeooo:rsid="0014785d" officeooo:paragraph-rsid="007cf3eb"/>
    </style:style>
    <style:style style:name="P33" style:family="paragraph" style:parent-style-name="Standard">
      <style:text-properties officeooo:rsid="0018c232" officeooo:paragraph-rsid="0018c232"/>
    </style:style>
    <style:style style:name="P34" style:family="paragraph" style:parent-style-name="Standard">
      <style:text-properties fo:font-weight="normal" officeooo:paragraph-rsid="0018c232" style:font-weight-asian="normal" style:font-weight-complex="normal"/>
    </style:style>
    <style:style style:name="P35" style:family="paragraph" style:parent-style-name="Standard">
      <style:text-properties fo:font-weight="normal" officeooo:paragraph-rsid="001903bf" style:font-weight-asian="normal" style:font-weight-complex="normal"/>
    </style:style>
    <style:style style:name="P36" style:family="paragraph" style:parent-style-name="Standard">
      <style:text-properties fo:font-weight="normal" officeooo:paragraph-rsid="001b88b8" style:font-weight-asian="normal" style:font-weight-complex="normal"/>
    </style:style>
    <style:style style:name="P37" style:family="paragraph" style:parent-style-name="Standard">
      <style:text-properties fo:font-weight="normal" officeooo:paragraph-rsid="001e9ae7" style:font-weight-asian="normal" style:font-weight-complex="normal"/>
    </style:style>
    <style:style style:name="P38" style:family="paragraph" style:parent-style-name="Standard">
      <style:text-properties fo:font-weight="normal" officeooo:rsid="001903bf" officeooo:paragraph-rsid="0029bd63" style:font-weight-asian="normal" style:font-weight-complex="normal"/>
    </style:style>
    <style:style style:name="P39" style:family="paragraph" style:parent-style-name="Standard">
      <style:text-properties fo:font-weight="normal" officeooo:rsid="001903bf" officeooo:paragraph-rsid="002c4adf" style:font-weight-asian="normal" style:font-weight-complex="normal"/>
    </style:style>
    <style:style style:name="P40" style:family="paragraph" style:parent-style-name="Standard">
      <style:text-properties fo:font-weight="normal" officeooo:rsid="001903bf" officeooo:paragraph-rsid="002d1178" style:font-weight-asian="normal" style:font-weight-complex="normal"/>
    </style:style>
    <style:style style:name="P41" style:family="paragraph" style:parent-style-name="Standard">
      <style:text-properties fo:font-weight="normal" officeooo:rsid="001903bf" officeooo:paragraph-rsid="008ffdac" style:font-weight-asian="normal" style:font-weight-complex="normal"/>
    </style:style>
    <style:style style:name="P42" style:family="paragraph" style:parent-style-name="Standard">
      <style:text-properties fo:font-weight="normal" officeooo:rsid="001d980e" officeooo:paragraph-rsid="00889de5" style:font-weight-asian="normal" style:font-weight-complex="normal"/>
    </style:style>
    <style:style style:name="P43" style:family="paragraph" style:parent-style-name="Standard">
      <style:text-properties fo:font-weight="normal" officeooo:rsid="002c2d9d" officeooo:paragraph-rsid="008dca5f" style:font-weight-asian="normal" style:font-weight-complex="normal"/>
    </style:style>
    <style:style style:name="P44" style:family="paragraph" style:parent-style-name="Standard">
      <style:text-properties fo:font-weight="normal" officeooo:rsid="0013e040" officeooo:paragraph-rsid="0030b819" style:font-weight-asian="normal" style:font-weight-complex="normal"/>
    </style:style>
    <style:style style:name="P45" style:family="paragraph" style:parent-style-name="Standard">
      <style:text-properties fo:font-weight="normal" officeooo:rsid="0013e040" officeooo:paragraph-rsid="00343bbc" style:font-weight-asian="normal" style:font-weight-complex="normal"/>
    </style:style>
    <style:style style:name="P46" style:family="paragraph" style:parent-style-name="Standard">
      <style:text-properties fo:font-weight="normal" officeooo:rsid="0013e040" officeooo:paragraph-rsid="003a858b" style:font-weight-asian="normal" style:font-weight-complex="normal"/>
    </style:style>
    <style:style style:name="P47" style:family="paragraph" style:parent-style-name="Standard">
      <style:text-properties fo:font-weight="normal" officeooo:rsid="0013e040" officeooo:paragraph-rsid="004a6b8f" style:font-weight-asian="normal" style:font-weight-complex="normal"/>
    </style:style>
    <style:style style:name="P48" style:family="paragraph" style:parent-style-name="Standard">
      <style:text-properties fo:font-weight="normal" officeooo:rsid="0013e040" officeooo:paragraph-rsid="0051965c" style:font-weight-asian="normal" style:font-weight-complex="normal"/>
    </style:style>
    <style:style style:name="P49" style:family="paragraph" style:parent-style-name="Standard">
      <style:text-properties fo:font-weight="normal" officeooo:rsid="0013e040" officeooo:paragraph-rsid="00579593" style:font-weight-asian="normal" style:font-weight-complex="normal"/>
    </style:style>
    <style:style style:name="P50" style:family="paragraph" style:parent-style-name="Standard">
      <style:text-properties fo:font-weight="normal" officeooo:rsid="0013e040" officeooo:paragraph-rsid="00605afe" style:font-weight-asian="normal" style:font-weight-complex="normal"/>
    </style:style>
    <style:style style:name="P51" style:family="paragraph" style:parent-style-name="Standard">
      <style:text-properties fo:font-weight="normal" officeooo:rsid="0013e040" officeooo:paragraph-rsid="00642eb7" style:font-weight-asian="normal" style:font-weight-complex="normal"/>
    </style:style>
    <style:style style:name="P52" style:family="paragraph" style:parent-style-name="Standard">
      <style:text-properties fo:font-weight="normal" officeooo:rsid="0013e040" officeooo:paragraph-rsid="006cd1ca" style:font-weight-asian="normal" style:font-weight-complex="normal"/>
    </style:style>
    <style:style style:name="P53" style:family="paragraph" style:parent-style-name="Standard">
      <style:text-properties fo:font-weight="normal" officeooo:rsid="0013e040" officeooo:paragraph-rsid="006f72f9" style:font-weight-asian="normal" style:font-weight-complex="normal"/>
    </style:style>
    <style:style style:name="P54" style:family="paragraph" style:parent-style-name="Standard">
      <style:text-properties officeooo:rsid="001903bf" officeooo:paragraph-rsid="001903bf"/>
    </style:style>
    <style:style style:name="P55" style:family="paragraph" style:parent-style-name="Standard">
      <style:text-properties officeooo:rsid="001d05c6" officeooo:paragraph-rsid="005271bf"/>
    </style:style>
    <style:style style:name="P56" style:family="paragraph" style:parent-style-name="Standard">
      <style:text-properties officeooo:rsid="0027cf6d" officeooo:paragraph-rsid="0029bd63"/>
    </style:style>
    <style:style style:name="P57" style:family="paragraph" style:parent-style-name="Standard">
      <style:text-properties officeooo:rsid="005271bf" officeooo:paragraph-rsid="005271bf"/>
    </style:style>
    <style:style style:name="P58" style:family="paragraph" style:parent-style-name="Standard">
      <style:text-properties fo:color="#000000" officeooo:rsid="0013e040" officeooo:paragraph-rsid="00642eb7"/>
    </style:style>
    <style:style style:name="P59" style:family="paragraph" style:parent-style-name="Standard">
      <style:text-properties fo:color="#000000" officeooo:rsid="0013e040" officeooo:paragraph-rsid="006cd1ca"/>
    </style:style>
    <style:style style:name="P60" style:family="paragraph" style:parent-style-name="Standard">
      <style:text-properties fo:color="#000000" officeooo:rsid="0013e040" officeooo:paragraph-rsid="006f72f9"/>
    </style:style>
    <style:style style:name="P61" style:family="paragraph" style:parent-style-name="Standard">
      <style:text-properties fo:color="#000000" officeooo:rsid="003e15e9" officeooo:paragraph-rsid="00605afe"/>
    </style:style>
    <style:style style:name="P62" style:family="paragraph" style:parent-style-name="Standard">
      <style:text-properties officeooo:rsid="0015a186" officeooo:paragraph-rsid="001a46d6"/>
    </style:style>
    <style:style style:name="P63" style:family="paragraph" style:parent-style-name="Standard">
      <style:text-properties officeooo:rsid="0015a186" officeooo:paragraph-rsid="0020d3cc"/>
    </style:style>
    <style:style style:name="P64" style:family="paragraph" style:parent-style-name="Standard">
      <style:text-properties officeooo:rsid="0015a186" officeooo:paragraph-rsid="00810386"/>
    </style:style>
    <style:style style:name="T1" style:family="text">
      <style:text-properties officeooo:rsid="0015a1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2512" style:font-weight-asian="bold" style:font-weight-complex="bold"/>
    </style:style>
    <style:style style:name="T4" style:family="text">
      <style:text-properties fo:font-weight="bold" officeooo:rsid="001a46d6" style:font-weight-asian="bold" style:font-weight-complex="bold"/>
    </style:style>
    <style:style style:name="T5" style:family="text">
      <style:text-properties officeooo:rsid="001a46d6"/>
    </style:style>
    <style:style style:name="T6" style:family="text">
      <style:text-properties officeooo:rsid="001b88b8"/>
    </style:style>
    <style:style style:name="T7" style:family="text">
      <style:text-properties officeooo:rsid="001d980e"/>
    </style:style>
    <style:style style:name="T8" style:family="text">
      <style:text-properties officeooo:rsid="001e9ae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980e" style:font-weight-asian="normal" style:font-weight-complex="normal"/>
    </style:style>
    <style:style style:name="T11" style:family="text">
      <style:text-properties fo:font-weight="normal" officeooo:rsid="0025e0b8" style:font-weight-asian="normal" style:font-weight-complex="normal"/>
    </style:style>
    <style:style style:name="T12" style:family="text">
      <style:text-properties fo:font-weight="normal" officeooo:rsid="001a46d6" style:font-weight-asian="normal" style:font-weight-complex="normal"/>
    </style:style>
    <style:style style:name="T13" style:family="text">
      <style:text-properties fo:font-weight="normal" officeooo:rsid="0029bd63" style:font-weight-asian="normal" style:font-weight-complex="normal"/>
    </style:style>
    <style:style style:name="T14" style:family="text">
      <style:text-properties fo:font-weight="normal" officeooo:rsid="002c2d9d" style:font-weight-asian="normal" style:font-weight-complex="normal"/>
    </style:style>
    <style:style style:name="T15" style:family="text">
      <style:text-properties fo:font-weight="normal" officeooo:rsid="001e9ae7" style:font-weight-asian="normal" style:font-weight-complex="normal"/>
    </style:style>
    <style:style style:name="T16" style:family="text">
      <style:text-properties fo:font-weight="normal" officeooo:rsid="0030b819" style:font-weight-asian="normal" style:font-weight-complex="normal"/>
    </style:style>
    <style:style style:name="T17" style:family="text">
      <style:text-properties fo:font-weight="normal" officeooo:rsid="002b773a" style:font-weight-asian="normal" style:font-weight-complex="normal"/>
    </style:style>
    <style:style style:name="T18" style:family="text">
      <style:text-properties fo:font-weight="normal" officeooo:rsid="0032959e" style:font-weight-asian="normal" style:font-weight-complex="normal"/>
    </style:style>
    <style:style style:name="T19" style:family="text">
      <style:text-properties fo:font-weight="normal" officeooo:rsid="001b88b8" style:font-weight-asian="normal" style:font-weight-complex="normal"/>
    </style:style>
    <style:style style:name="T20" style:family="text">
      <style:text-properties fo:font-weight="normal" officeooo:rsid="00360e94" style:font-weight-asian="normal" style:font-weight-complex="normal"/>
    </style:style>
    <style:style style:name="T21" style:family="text">
      <style:text-properties fo:font-weight="normal" officeooo:rsid="00389ea5" style:font-weight-asian="normal" style:font-weight-complex="normal"/>
    </style:style>
    <style:style style:name="T22" style:family="text">
      <style:text-properties fo:font-weight="normal" officeooo:rsid="003bbd67" style:font-weight-asian="normal" style:font-weight-complex="normal"/>
    </style:style>
    <style:style style:name="T23" style:family="text">
      <style:text-properties fo:font-weight="normal" officeooo:rsid="003c76c5" style:font-weight-asian="normal" style:font-weight-complex="normal"/>
    </style:style>
    <style:style style:name="T24" style:family="text">
      <style:text-properties fo:font-weight="normal" officeooo:rsid="003d249b" style:font-weight-asian="normal" style:font-weight-complex="normal"/>
    </style:style>
    <style:style style:name="T25" style:family="text">
      <style:text-properties fo:font-weight="normal" officeooo:rsid="0042d119" style:font-weight-asian="normal" style:font-weight-complex="normal"/>
    </style:style>
    <style:style style:name="T26" style:family="text">
      <style:text-properties fo:font-weight="normal" officeooo:rsid="0046e006" style:font-weight-asian="normal" style:font-weight-complex="normal"/>
    </style:style>
    <style:style style:name="T27" style:family="text">
      <style:text-properties fo:font-weight="normal" officeooo:rsid="0047e434" style:font-weight-asian="normal" style:font-weight-complex="normal"/>
    </style:style>
    <style:style style:name="T28" style:family="text">
      <style:text-properties fo:font-weight="normal" officeooo:rsid="0049adbf" style:font-weight-asian="normal" style:font-weight-complex="normal"/>
    </style:style>
    <style:style style:name="T29" style:family="text">
      <style:text-properties fo:font-weight="normal" officeooo:rsid="004d4ea6" style:font-weight-asian="normal" style:font-weight-complex="normal"/>
    </style:style>
    <style:style style:name="T30" style:family="text">
      <style:text-properties fo:font-weight="normal" officeooo:rsid="004e1023" style:font-weight-asian="normal" style:font-weight-complex="normal"/>
    </style:style>
    <style:style style:name="T31" style:family="text">
      <style:text-properties fo:font-weight="normal" officeooo:rsid="004fd5d9" style:font-weight-asian="normal" style:font-weight-complex="normal"/>
    </style:style>
    <style:style style:name="T32" style:family="text">
      <style:text-properties fo:font-weight="normal" officeooo:rsid="00516e10" style:font-weight-asian="normal" style:font-weight-complex="normal"/>
    </style:style>
    <style:style style:name="T33" style:family="text">
      <style:text-properties fo:font-weight="normal" officeooo:rsid="00343bbc" style:font-weight-asian="normal" style:font-weight-complex="normal"/>
    </style:style>
    <style:style style:name="T34" style:family="text">
      <style:text-properties fo:font-weight="normal" officeooo:rsid="005637c5" style:font-weight-asian="normal" style:font-weight-complex="normal"/>
    </style:style>
    <style:style style:name="T35" style:family="text">
      <style:text-properties fo:font-weight="normal" officeooo:rsid="00563d90" style:font-weight-asian="normal" style:font-weight-complex="normal"/>
    </style:style>
    <style:style style:name="T36" style:family="text">
      <style:text-properties fo:font-weight="normal" officeooo:rsid="005665fe" style:font-weight-asian="normal" style:font-weight-complex="normal"/>
    </style:style>
    <style:style style:name="T37" style:family="text">
      <style:text-properties fo:font-weight="normal" officeooo:rsid="005c118d" style:font-weight-asian="normal" style:font-weight-complex="normal"/>
    </style:style>
    <style:style style:name="T38" style:family="text">
      <style:text-properties fo:font-weight="normal" officeooo:rsid="005de3a7" style:font-weight-asian="normal" style:font-weight-complex="normal"/>
    </style:style>
    <style:style style:name="T39" style:family="text">
      <style:text-properties fo:font-weight="normal" officeooo:rsid="006a5774" style:font-weight-asian="normal" style:font-weight-complex="normal"/>
    </style:style>
    <style:style style:name="T40" style:family="text">
      <style:text-properties fo:font-weight="normal" officeooo:rsid="006f5d55" style:font-weight-asian="normal" style:font-weight-complex="normal"/>
    </style:style>
    <style:style style:name="T41" style:family="text">
      <style:text-properties fo:font-weight="normal" officeooo:rsid="006d967c" style:font-weight-asian="normal" style:font-weight-complex="normal"/>
    </style:style>
    <style:style style:name="T42" style:family="text">
      <style:text-properties fo:font-weight="normal" officeooo:rsid="0075587a" style:font-weight-asian="normal" style:font-weight-complex="normal"/>
    </style:style>
    <style:style style:name="T43" style:family="text">
      <style:text-properties fo:font-weight="normal" officeooo:rsid="008a109f" style:font-weight-asian="normal" style:font-weight-complex="normal"/>
    </style:style>
    <style:style style:name="T44" style:family="text">
      <style:text-properties fo:font-weight="normal" officeooo:rsid="008bdd68" style:font-weight-asian="normal" style:font-weight-complex="normal"/>
    </style:style>
    <style:style style:name="T45" style:family="text">
      <style:text-properties fo:font-weight="normal" officeooo:rsid="00949350" style:font-weight-asian="normal" style:font-weight-complex="normal"/>
    </style:style>
    <style:style style:name="T46" style:family="text">
      <style:text-properties fo:font-weight="normal" officeooo:rsid="00964a55" style:font-weight-asian="normal" style:font-weight-complex="normal"/>
    </style:style>
    <style:style style:name="T47" style:family="text">
      <style:text-properties fo:font-weight="normal" officeooo:rsid="00969004" style:font-weight-asian="normal" style:font-weight-complex="normal"/>
    </style:style>
    <style:style style:name="T48" style:family="text">
      <style:text-properties fo:font-weight="normal" officeooo:rsid="0098f6ad" style:font-weight-asian="normal" style:font-weight-complex="normal"/>
    </style:style>
    <style:style style:name="T49" style:family="text">
      <style:text-properties fo:font-weight="normal" officeooo:rsid="009abd85" style:font-weight-asian="normal" style:font-weight-complex="normal"/>
    </style:style>
    <style:style style:name="T50" style:family="text">
      <style:text-properties fo:font-weight="normal" officeooo:rsid="009b6d40" style:font-weight-asian="normal" style:font-weight-complex="normal"/>
    </style:style>
    <style:style style:name="T51" style:family="text">
      <style:text-properties fo:font-weight="normal" officeooo:rsid="00232512" style:font-weight-asian="normal" style:font-weight-complex="norm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15a186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20d3cc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a46d6" style:font-weight-asian="bold" style:font-weight-complex="bold"/>
    </style:style>
    <style:style style:name="T57" style:family="text">
      <style:text-properties officeooo:rsid="0020d3cc"/>
    </style:style>
    <style:style style:name="T58" style:family="text">
      <style:text-properties officeooo:rsid="00232512"/>
    </style:style>
    <style:style style:name="T59" style:family="text">
      <style:text-properties officeooo:rsid="0025e0b8"/>
    </style:style>
    <style:style style:name="T60" style:family="text">
      <style:text-properties officeooo:rsid="0027cf6d"/>
    </style:style>
    <style:style style:name="T61" style:family="text">
      <style:text-properties officeooo:rsid="0029bd63"/>
    </style:style>
    <style:style style:name="T62" style:family="text">
      <style:text-properties officeooo:rsid="002aec51"/>
    </style:style>
    <style:style style:name="T63" style:family="text">
      <style:text-properties officeooo:rsid="002b773a"/>
    </style:style>
    <style:style style:name="T64" style:family="text">
      <style:text-properties officeooo:rsid="002c4adf"/>
    </style:style>
    <style:style style:name="T65" style:family="text">
      <style:text-properties officeooo:rsid="002d1178"/>
    </style:style>
    <style:style style:name="T66" style:family="text">
      <style:text-properties officeooo:rsid="00343bbc"/>
    </style:style>
    <style:style style:name="T67" style:family="text">
      <style:text-properties officeooo:rsid="003a858b"/>
    </style:style>
    <style:style style:name="T68" style:family="text">
      <style:text-properties fo:color="#b2b2b2" officeooo:rsid="003e15e9"/>
    </style:style>
    <style:style style:name="T69" style:family="text">
      <style:text-properties fo:color="#b2b2b2" officeooo:rsid="0040857c"/>
    </style:style>
    <style:style style:name="T70" style:family="text">
      <style:text-properties fo:color="#b2b2b2" officeooo:rsid="00411d94"/>
    </style:style>
    <style:style style:name="T71" style:family="text">
      <style:text-properties fo:color="#b2b2b2" officeooo:rsid="004b530e"/>
    </style:style>
    <style:style style:name="T72" style:family="text">
      <style:text-properties fo:color="#b2b2b2" officeooo:rsid="0058b5fb"/>
    </style:style>
    <style:style style:name="T73" style:family="text">
      <style:text-properties fo:color="#b2b2b2" officeooo:rsid="0060b23f"/>
    </style:style>
    <style:style style:name="T74" style:family="text">
      <style:text-properties fo:color="#b2b2b2" officeooo:rsid="0061ee21"/>
    </style:style>
    <style:style style:name="T75" style:family="text">
      <style:text-properties fo:color="#b2b2b2" officeooo:rsid="00662bf7"/>
    </style:style>
    <style:style style:name="T76" style:family="text">
      <style:text-properties fo:color="#b2b2b2" officeooo:rsid="006cd1ca"/>
    </style:style>
    <style:style style:name="T77" style:family="text">
      <style:text-properties fo:color="#b2b2b2" officeooo:rsid="00713857"/>
    </style:style>
    <style:style style:name="T78" style:family="text">
      <style:text-properties officeooo:rsid="004a6b8f"/>
    </style:style>
    <style:style style:name="T79" style:family="text">
      <style:text-properties officeooo:rsid="0051965c"/>
    </style:style>
    <style:style style:name="T80" style:family="text">
      <style:text-properties officeooo:rsid="0055719b"/>
    </style:style>
    <style:style style:name="T81" style:family="text">
      <style:text-properties officeooo:rsid="00579593"/>
    </style:style>
    <style:style style:name="T82" style:family="text">
      <style:text-properties officeooo:rsid="005fd2b9"/>
    </style:style>
    <style:style style:name="T83" style:family="text">
      <style:text-properties officeooo:rsid="0060b23f"/>
    </style:style>
    <style:style style:name="T84" style:family="text">
      <style:text-properties officeooo:rsid="0062a358"/>
    </style:style>
    <style:style style:name="T85" style:family="text">
      <style:text-properties officeooo:rsid="00676ace"/>
    </style:style>
    <style:style style:name="T86" style:family="text">
      <style:text-properties officeooo:rsid="006d967c"/>
    </style:style>
    <style:style style:name="T87" style:family="text">
      <style:text-properties officeooo:rsid="006f896d"/>
    </style:style>
    <style:style style:name="T88" style:family="text">
      <style:text-properties officeooo:rsid="00810386"/>
    </style:style>
    <style:style style:name="T89" style:family="text">
      <style:text-properties officeooo:rsid="00889de5"/>
    </style:style>
    <style:style style:name="T90" style:family="text">
      <style:text-properties officeooo:rsid="0088bd6a"/>
    </style:style>
    <style:style style:name="T91" style:family="text">
      <style:text-properties officeooo:rsid="008dca5f"/>
    </style:style>
    <style:style style:name="T92" style:family="text">
      <style:text-properties style:text-underline-style="none" fo:font-weight="bold" officeooo:rsid="0020d3cc" style:font-weight-asian="bold" style:font-weight-complex="bold"/>
    </style:style>
    <style:style style:name="T93" style:family="text">
      <style:text-properties officeooo:rsid="009d1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You are supposed to make <text:span text:style-name="T55">two</text:span> <text:span text:style-name="T57">different </text:span>basic peanut butter and jelly sandwich<text:span text:style-name="T57">es</text:span> <text:span text:style-name="T5">together </text:span>with Mary. <text:span text:style-name="T58">The first sandwich MUST be prepared using an </text:span><text:span text:style-name="T3">organic</text:span><text:span text:style-name="T58"> peanut butter and </text:span><text:span text:style-name="T3">strawberry</text:span><text:span text:style-name="T58"> jam. The second sandwich MUST be prepared using an </text:span><text:span text:style-name="T3">inorganic</text:span><text:span text:style-name="T58"> peanut butter and </text:span><text:span text:style-name="T3">grape</text:span><text:span text:style-name="T58"> jelly.</text:span> <text:span text:style-name="T1">All required ingredients are available to you and Mary, including:</text:span></text:p>
      <text:p text:style-name="P31"/>
      <text:p text:style-name="P64"><text:tab/>a) a jar of organic peanut butter,</text:p>
      <text:p text:style-name="P64"><text:tab/><text:span text:style-name="T88">b) </text:span>a jar of inorganic peanut butter, </text:p>
      <text:p text:style-name="P62"><text:span text:style-name="T88"><text:tab/>c</text:span>) <text:span text:style-name="T88">a </text:span>jar of Strawberry <text:span text:style-name="T88">jam,</text:span></text:p>
      <text:p text:style-name="P64"><text:tab/><text:span text:style-name="T88">d) a </text:span>jar of <text:span text:style-name="T88">Grape</text:span> <text:span text:style-name="T88">jelly, and</text:span></text:p>
      <text:p text:style-name="P63"><text:tab/><text:span text:style-name="T88">e</text:span>) 4 slices of plain whole wheat bread.</text:p>
      <text:p text:style-name="P31"/>
      <text:p text:style-name="P31"><text:span text:style-name="T1">To prepare </text:span><text:span text:style-name="T54">two</text:span><text:span text:style-name="T1"> sandwiches the following </text:span><text:span text:style-name="T54">steps</text:span><text:span text:style-name="T1"> MUST be taken in the following </text:span><text:span text:style-name="T54">order</text:span><text:span text:style-name="T1">:</text:span></text:p>
      <text:p text:style-name="P30"/>
      <text:p text:style-name="P34"><text:span text:style-name="T7">A. You should take the first slice of bread and s</text:span>pread <text:span text:style-name="T59">organic </text:span>peanut butter evenly onto <text:span text:style-name="T5">that </text:span>slice using a knife.</text:p>
      <text:p text:style-name="P34"/>
      <text:p text:style-name="P37"><text:span text:style-name="T7">B. Mary should take second slice of bread and s</text:span>pread <text:span text:style-name="T59">strawberry jam</text:span> evenly onto the <text:span text:style-name="T63">second</text:span> slice of bread using a<text:span text:style-name="T8">nother</text:span> knife.</text:p>
      <text:p text:style-name="P33"/>
      <text:p text:style-name="P42">C. Mary should pass her slice of bread (covered <text:span text:style-name="T89">with</text:span> strawberry <text:span text:style-name="T91">jam</text:span>) to you.</text:p>
      <text:p text:style-name="P36"/>
      <text:p text:style-name="P36"><text:span text:style-name="T7">D. You should p</text:span>ress the two slices of bread together, <text:span text:style-name="T90">with the jam and organic peanut butter facing each other, and pass the first sandwich to Mary.</text:span></text:p>
      <text:p text:style-name="P30"/>
      <text:p text:style-name="P35"><text:span text:style-name="T7">E. Mary should c</text:span>ut the <text:span text:style-name="T60">first </text:span>sandwich <text:span text:style-name="T6">in half and put it into a zip lock bag</text:span>.</text:p>
      <text:p text:style-name="P54"/>
      <text:p text:style-name="P56">F. <text:span text:style-name="T10">You should </text:span><text:span text:style-name="T44">take</text:span><text:span text:style-name="T10"> </text:span><text:span text:style-name="T43">the </text:span><text:span text:style-name="T13">third</text:span><text:span text:style-name="T10"> slice of bread and s</text:span><text:span text:style-name="T9">pread </text:span><text:span text:style-name="T13">in</text:span><text:span text:style-name="T11">organic </text:span><text:span text:style-name="T9">peanut butter evenly onto </text:span><text:span text:style-name="T12">that </text:span><text:span text:style-name="T9">slice using </text:span><text:span text:style-name="T14">your</text:span><text:span text:style-name="T9"> knife.</text:span></text:p>
      <text:p text:style-name="P54"/>
      <text:p text:style-name="P38"><text:span text:style-name="T61">G. Mary should take the fourth slice of bread and s</text:span>pread <text:span text:style-name="T62">grape </text:span>jelly evenly onto th<text:span text:style-name="T62">at </text:span>slice of bread using <text:span text:style-name="T62">her own</text:span> knife.</text:p>
      <text:p text:style-name="P54"/>
      <text:p text:style-name="P43">H. Mary should pass her (last) slice of the bread (covered by grape jelly) to you.</text:p>
      <text:p text:style-name="P54"/>
      <text:p text:style-name="P41"><text:span text:style-name="T64">I. You should p</text:span>ress the two slices of bread together, <text:span text:style-name="T90">with the jelly and inorganic peanut butter facing each other, </text:span><text:s/><text:span text:style-name="T6">and pass the second sandwich to Mary.</text:span></text:p>
      <text:p text:style-name="P39"/>
      <text:p text:style-name="P40"><text:span text:style-name="T65">J. Mary should c</text:span>ut the <text:span text:style-name="T65">second </text:span>sandwich <text:span text:style-name="T6">in half and put it into another zip lock bag</text:span>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5"><text:soft-page-break/>Now, please answer the following questions:</text:p>
      <text:p text:style-name="P57"/>
      <text:p text:style-name="P57"><text:span text:style-name="T52">NOTE</text:span>: All <text:span text:style-name="T80">of </text:span>the following questions are distinct.</text:p>
      <text:p text:style-name="P54"/>
      <text:p text:style-name="P54"/>
      <text:p text:style-name="P54"/>
      <text:p text:style-name="P54"/>
      <text:p text:style-name="P3"><text:span text:style-name="T8">1. Imagine y</text:span><text:span text:style-name="T10">ou </text:span><text:span text:style-name="T16">have </text:span><text:span text:style-name="T45">just </text:span><text:span text:style-name="T10">s</text:span><text:span text:style-name="T15">pread </text:span><text:span text:style-name="T11">organic </text:span><text:span text:style-name="T15">peanut butter onto </text:span><text:span text:style-name="T16">your first </text:span><text:span text:style-name="T15">slice </text:span><text:span text:style-name="T16">of bread </text:span><text:span text:style-name="T15">using </text:span><text:span text:style-name="T16">your</text:span><text:span text:style-name="T15"> knife. </text:span>Which of the following two actions is more expected? <text:span text:style-name="T68">[E</text:span><text:span text:style-name="T69">xpected</text:span><text:span text:style-name="T68"> </text:span><text:span text:style-name="T69">vs.</text:span><text:span text:style-name="T68"> M</text:span><text:span text:style-name="T69">ost_Expected</text:span><text:span text:style-name="T68">]</text:span></text:p>
      <text:p text:style-name="P2"/>
      <text:p text:style-name="P3">A. <text:span text:style-name="T10">Mary s</text:span><text:span text:style-name="T9">pread</text:span><text:span text:style-name="T16">s</text:span><text:span text:style-name="T9"> </text:span><text:span text:style-name="T11">strawberry </text:span><text:span text:style-name="T46">jam</text:span><text:span text:style-name="T9"> onto the </text:span><text:span text:style-name="T17">second</text:span><text:span text:style-name="T9"> slice of bread using </text:span><text:span text:style-name="T16">her</text:span><text:span text:style-name="T9"> knife.</text:span></text:p>
      <text:p text:style-name="P44"/>
      <text:p text:style-name="P4">B. <text:span text:style-name="T10">Mary </text:span><text:span text:style-name="T18">passes the </text:span><text:span text:style-name="T27">her own</text:span><text:span text:style-name="T18"> slice of the bread to you without </text:span><text:span text:style-name="T10">s</text:span><text:span text:style-name="T9">pread</text:span><text:span text:style-name="T18">ing</text:span><text:span text:style-name="T9"> </text:span><text:span text:style-name="T11">strawberry </text:span><text:span text:style-name="T47">jam</text:span><text:span text:style-name="T9"> onto th</text:span><text:span text:style-name="T18">at</text:span><text:span text:style-name="T9"> slice of bread.</text:span></text:p>
      <text:p text:style-name="P2"/>
      <text:p text:style-name="P21">C. No difference; <text:span text:style-name="T82">Explain:</text:span></text:p>
      <text:p text:style-name="P2"/>
      <text:p text:style-name="P2"/>
      <text:p text:style-name="P2"/>
      <text:p text:style-name="P2"/>
      <text:p text:style-name="P9"><text:span text:style-name="T66">2. Imagine y</text:span><text:span text:style-name="T10">ou </text:span><text:span text:style-name="T16">have </text:span><text:span text:style-name="T10">p</text:span><text:span text:style-name="T16">ress</text:span><text:span text:style-name="T20">ed</text:span><text:span text:style-name="T16"> the two slices of bread </text:span><text:span text:style-name="T20">(one covered with </text:span><text:span text:style-name="T34">strawberry jam</text:span><text:span text:style-name="T20"> and one covered with </text:span><text:span text:style-name="T35">organic</text:span><text:span text:style-name="T20"> peanut butter) </text:span><text:span text:style-name="T16">together </text:span><text:span text:style-name="T19">and pass</text:span><text:span text:style-name="T48">ed</text:span><text:span text:style-name="T19"> </text:span><text:span text:style-name="T26">it as </text:span><text:span text:style-name="T19">the first sandwich to Mary. </text:span>Which of the following two actions is more expected? <text:span text:style-name="T68">[E</text:span><text:span text:style-name="T70">xpected</text:span><text:span text:style-name="T68"> – M</text:span><text:span text:style-name="T70">ost_Unexpected</text:span><text:span text:style-name="T68">]</text:span></text:p>
      <text:p text:style-name="P5"/>
      <text:p text:style-name="P7">A. <text:span text:style-name="T10">Mary</text:span><text:span text:style-name="T19"> put</text:span><text:span text:style-name="T22">s</text:span><text:span text:style-name="T19"> </text:span><text:span text:style-name="T22">the given sandwich</text:span><text:span text:style-name="T19"> into a zip lock bag </text:span><text:span text:style-name="T25">without</text:span><text:span text:style-name="T22"> cutting it in half</text:span><text:span text:style-name="T9">.</text:span></text:p>
      <text:p text:style-name="P45"/>
      <text:p text:style-name="P5">B. <text:span text:style-name="T10">Mary </text:span><text:span text:style-name="T21">takes a bite o</text:span><text:span text:style-name="T23">f</text:span><text:span text:style-name="T21"> the given sandwich</text:span><text:span text:style-name="T9">.</text:span></text:p>
      <text:p text:style-name="P5"/>
      <text:p text:style-name="P21">C. No difference; <text:span text:style-name="T82">Explain:</text:span></text:p>
      <text:p text:style-name="P5"/>
      <text:p text:style-name="P5"/>
      <text:p text:style-name="P5"/>
      <text:p text:style-name="P5"/>
      <text:p text:style-name="P10"><text:span text:style-name="T67">3. 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11">organic </text:span><text:span text:style-name="T15">peanut butter onto </text:span><text:span text:style-name="T16">your first </text:span><text:span text:style-name="T15">slice </text:span><text:span text:style-name="T16">of bread </text:span><text:span text:style-name="T15">using </text:span><text:span text:style-name="T16">your</text:span><text:span text:style-name="T15"> knife.</text:span><text:span text:style-name="T19"> </text:span>Which of the following two actions is more expected? <text:span text:style-name="T68">[E</text:span><text:span text:style-name="T70">xpected</text:span><text:span text:style-name="T68"> – </text:span><text:span text:style-name="T70">Unexpected</text:span><text:span text:style-name="T68">]</text:span></text:p>
      <text:p text:style-name="P6"/>
      <text:p text:style-name="P11">A. <text:span text:style-name="T10">Mary s</text:span><text:span text:style-name="T9">pread</text:span><text:span text:style-name="T28">s</text:span><text:span text:style-name="T9"> </text:span><text:span text:style-name="T11">strawberry jam</text:span><text:span text:style-name="T9"> onto the </text:span><text:span text:style-name="T17">second</text:span><text:span text:style-name="T9"> slice of bread using </text:span><text:span text:style-name="T28">her</text:span><text:span text:style-name="T9"> knife.</text:span></text:p>
      <text:p text:style-name="P46"/>
      <text:p text:style-name="P8">B. <text:span text:style-name="T14">Mary pass</text:span><text:span text:style-name="T24">es</text:span><text:span text:style-name="T14"> her own slice of the bread to you </text:span><text:span text:style-name="T24">but </text:span><text:span text:style-name="T14">covered </text:span><text:span text:style-name="T28">with</text:span><text:span text:style-name="T14"> grape jelly </text:span><text:span text:style-name="T24">instead of strawberry jam</text:span><text:span text:style-name="T14">.</text:span></text:p>
      <text:p text:style-name="P6"/>
      <text:p text:style-name="P21">C. No difference; <text:span text:style-name="T82">Explain:</text:span></text:p>
      <text:p text:style-name="P6"/>
      <text:p text:style-name="P6"/>
      <text:p text:style-name="P6"/>
      <text:p text:style-name="P6"/>
      <text:p text:style-name="P6"/>
      <text:p text:style-name="P12"><text:soft-page-break/><text:span text:style-name="T78">4. 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29">in</text:span><text:span text:style-name="T11">organic </text:span><text:span text:style-name="T15">peanut butter onto </text:span><text:span text:style-name="T31">the third</text:span><text:span text:style-name="T16"> </text:span><text:span text:style-name="T15">slice </text:span><text:span text:style-name="T16">of bread </text:span><text:span text:style-name="T15">using </text:span><text:span text:style-name="T16">your</text:span><text:span text:style-name="T15"> knife.</text:span><text:span text:style-name="T19"> </text:span>Which of the following two actions is more expected? <text:span text:style-name="T68">[</text:span><text:span text:style-name="T71">Most_</text:span><text:span text:style-name="T68">E</text:span><text:span text:style-name="T70">xpected</text:span><text:span text:style-name="T68"> – </text:span><text:span text:style-name="T71">Most_</text:span><text:span text:style-name="T70">Unexpected</text:span><text:span text:style-name="T68">]</text:span></text:p>
      <text:p text:style-name="P12"/>
      <text:p text:style-name="P12">A. <text:span text:style-name="T10">Mary s</text:span><text:span text:style-name="T9">pread</text:span><text:span text:style-name="T28">s</text:span><text:span text:style-name="T9"> </text:span><text:span text:style-name="T30">grape</text:span><text:span text:style-name="T11"> </text:span><text:span text:style-name="T9">jelly onto the </text:span><text:span text:style-name="T31">fourth</text:span><text:span text:style-name="T9"> slice of bread using </text:span><text:span text:style-name="T28">her</text:span><text:span text:style-name="T9"> knife.</text:span></text:p>
      <text:p text:style-name="P47"/>
      <text:p text:style-name="P12">B. <text:span text:style-name="T14">Mary </text:span><text:span text:style-name="T32">mixes some of the grape jelly with the strawberry jam to prepare a different flavor.</text:span></text:p>
      <text:p text:style-name="P12"/>
      <text:p text:style-name="P21">C. No difference; <text:span text:style-name="T82">Explain:</text:span></text:p>
      <text:p text:style-name="P12"/>
      <text:p text:style-name="P12"/>
      <text:p text:style-name="P12"/>
      <text:p text:style-name="P12"/>
      <text:p text:style-name="P14"><text:span text:style-name="T79">5. </text:span><text:span text:style-name="T33">Imagine y</text:span><text:span text:style-name="T10">ou </text:span><text:span text:style-name="T16">have </text:span><text:span text:style-name="T10">p</text:span><text:span text:style-name="T16">ress</text:span><text:span text:style-name="T20">ed</text:span><text:span text:style-name="T16"> the two slices of bread </text:span><text:span text:style-name="T20">(one covered with </text:span><text:span text:style-name="T36">strawberry jam</text:span><text:span text:style-name="T20"> and one covered with </text:span><text:span text:style-name="T35">organic </text:span><text:span text:style-name="T20">peanut butter) </text:span><text:span text:style-name="T16">together </text:span><text:span text:style-name="T19">and pass</text:span><text:span text:style-name="T49">ed</text:span><text:span text:style-name="T19"> </text:span><text:span text:style-name="T26">it as </text:span><text:span text:style-name="T19">the </text:span><text:span text:style-name="T36">first</text:span><text:span text:style-name="T19"> sandwich to Mary. </text:span>Which of the following two actions is more expected? <text:span text:style-name="T68">[</text:span><text:span text:style-name="T71">Most_</text:span><text:span text:style-name="T68">E</text:span><text:span text:style-name="T70">xpected</text:span><text:span text:style-name="T68"> – </text:span><text:span text:style-name="T70">Unexpected</text:span><text:span text:style-name="T68">]</text:span></text:p>
      <text:p text:style-name="P13"/>
      <text:p text:style-name="P15">A. <text:span text:style-name="T10">Mary</text:span><text:span text:style-name="T19"> put</text:span><text:span text:style-name="T22">s</text:span><text:span text:style-name="T19"> </text:span><text:span text:style-name="T22">the given sandwich</text:span><text:span text:style-name="T19"> into a zip lock bag </text:span><text:span text:style-name="T35">after</text:span><text:span text:style-name="T22"> cutting it in half</text:span><text:span text:style-name="T9">.</text:span></text:p>
      <text:p text:style-name="P48"/>
      <text:p text:style-name="P16">B. <text:span text:style-name="T10">Mary s</text:span><text:span text:style-name="T9">pread</text:span><text:span text:style-name="T28">s</text:span><text:span text:style-name="T9"> </text:span><text:span text:style-name="T30">grape</text:span><text:span text:style-name="T11"> </text:span><text:span text:style-name="T9">jelly onto the </text:span><text:span text:style-name="T31">fourth</text:span><text:span text:style-name="T9"> slice of bread using </text:span><text:span text:style-name="T28">her</text:span><text:span text:style-name="T9"> knife.</text:span></text:p>
      <text:p text:style-name="P13"/>
      <text:p text:style-name="P21">C. No difference; <text:span text:style-name="T82">Explain:</text:span></text:p>
      <text:p text:style-name="P13"/>
      <text:p text:style-name="P13"/>
      <text:p text:style-name="P13"/>
      <text:p text:style-name="P13"/>
      <text:p text:style-name="P18"><text:span text:style-name="T81">6. 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29">in</text:span><text:span text:style-name="T11">organic </text:span><text:span text:style-name="T15">peanut butter onto </text:span><text:span text:style-name="T31">the third</text:span><text:span text:style-name="T16"> </text:span><text:span text:style-name="T15">slice </text:span><text:span text:style-name="T16">of bread </text:span><text:span text:style-name="T15">using </text:span><text:span text:style-name="T16">your</text:span><text:span text:style-name="T15"> knife.</text:span><text:span text:style-name="T19"> </text:span>Which of the following two actions is more expected? <text:span text:style-name="T68">[</text:span><text:span text:style-name="T71">Most_</text:span><text:span text:style-name="T72">Une</text:span><text:span text:style-name="T70">xpected</text:span><text:span text:style-name="T68"> – </text:span><text:span text:style-name="T70">Unexpected</text:span><text:span text:style-name="T68">]</text:span></text:p>
      <text:p text:style-name="P17"/>
      <text:p text:style-name="P19">A. <text:span text:style-name="T10">Mary s</text:span><text:span text:style-name="T9">pread</text:span><text:span text:style-name="T28">s</text:span><text:span text:style-name="T9"> </text:span><text:span text:style-name="T30">grape</text:span><text:span text:style-name="T11"> </text:span><text:span text:style-name="T9">jelly onto the </text:span><text:span text:style-name="T31">fourth</text:span><text:span text:style-name="T9"> slice of bread using </text:span><text:span text:style-name="T28">her</text:span><text:span text:style-name="T9"> </text:span><text:span text:style-name="T37">own </text:span><text:span text:style-name="T9">knife.</text:span></text:p>
      <text:p text:style-name="P49"/>
      <text:p text:style-name="P20">B. <text:span text:style-name="T10">Mary</text:span><text:span text:style-name="T19"> </text:span><text:span text:style-name="T10">s</text:span><text:span text:style-name="T9">pread</text:span><text:span text:style-name="T28">s</text:span><text:span text:style-name="T9"> </text:span><text:span text:style-name="T38">some organic peanut butter</text:span><text:span text:style-name="T9"> onto the </text:span><text:span text:style-name="T31">fourth</text:span><text:span text:style-name="T9"> slice of bread using </text:span><text:span text:style-name="T28">her</text:span><text:span text:style-name="T9"> </text:span><text:span text:style-name="T37">own </text:span><text:span text:style-name="T9">knife.</text:span></text:p>
      <text:p text:style-name="P17"/>
      <text:p text:style-name="P17">C. No difference; <text:span text:style-name="T82">Explain:</text:span></text:p>
      <text:p text:style-name="P17"/>
      <text:p text:style-name="P17"/>
      <text:p text:style-name="P17"/>
      <text:p text:style-name="P17"/>
      <text:p text:style-name="P22"><text:span text:style-name="T83">7. </text:span><text:span text:style-name="T33">Imagine y</text:span><text:span text:style-name="T10">ou </text:span><text:span text:style-name="T16">have </text:span><text:span text:style-name="T10">p</text:span><text:span text:style-name="T16">ress</text:span><text:span text:style-name="T20">ed</text:span><text:span text:style-name="T16"> the two slices of bread </text:span><text:span text:style-name="T20">(one covered with </text:span><text:span text:style-name="T36">strawberry jam</text:span><text:span text:style-name="T20"> and one covered with </text:span><text:span text:style-name="T35">organic </text:span><text:span text:style-name="T20">peanut butter) </text:span><text:span text:style-name="T16">together </text:span><text:span text:style-name="T19">and pass</text:span><text:span text:style-name="T50">ed</text:span><text:span text:style-name="T19"> </text:span><text:span text:style-name="T26">it as </text:span><text:span text:style-name="T19">the </text:span><text:span text:style-name="T36">first</text:span><text:span text:style-name="T19"> sandwich to Mary. </text:span>Which of the following two actions is more expected? <text:span text:style-name="T68">[</text:span><text:span text:style-name="T74">E</text:span><text:span text:style-name="T70">xpected</text:span><text:span text:style-name="T68"> – </text:span><text:span text:style-name="T73">E</text:span><text:span text:style-name="T70">xpected</text:span><text:span text:style-name="T68">]</text:span></text:p>
      <text:p text:style-name="P22"/>
      <text:p text:style-name="P22">A. <text:span text:style-name="T10">Mary</text:span><text:span text:style-name="T19"> put</text:span><text:span text:style-name="T22">s</text:span><text:span text:style-name="T19"> </text:span><text:span text:style-name="T22">the given sandwich</text:span><text:span text:style-name="T19"> into a zip lock bag </text:span><text:span text:style-name="T35">after</text:span><text:span text:style-name="T22"> cutting it in half</text:span><text:span text:style-name="T9">.</text:span></text:p>
      <text:p text:style-name="P50"/>
      <text:p text:style-name="P22">B. <text:span text:style-name="T84">You go ahead and begin to spread inorganic peanut butter on the third bread, since Mary doesn't need your help anymore</text:span><text:span text:style-name="T9">.</text:span></text:p>
      <text:p text:style-name="P22"/>
      <text:p text:style-name="P61">C. No difference; Explain:</text:p>
      <text:p text:style-name="P23"><text:soft-page-break/><text:span text:style-name="T85">8. 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11">organic </text:span><text:span text:style-name="T15">peanut butter onto </text:span><text:span text:style-name="T16">your first </text:span><text:span text:style-name="T15">slice </text:span><text:span text:style-name="T16">of bread </text:span><text:span text:style-name="T15">using </text:span><text:span text:style-name="T16">your</text:span><text:span text:style-name="T15"> knife.</text:span><text:span text:style-name="T19"> </text:span>Which of the following two actions is more expected? <text:span text:style-name="T68">[</text:span><text:span text:style-name="T75">Une</text:span><text:span text:style-name="T70">xpected</text:span><text:span text:style-name="T68"> – </text:span><text:span text:style-name="T70">Unexpected</text:span><text:span text:style-name="T68">]</text:span></text:p>
      <text:p text:style-name="P23"/>
      <text:p text:style-name="P23">A. <text:span text:style-name="T10">Mary </text:span><text:span text:style-name="T39">puts her own slice of bread in the zip lock bag without waiting for you.</text:span></text:p>
      <text:p text:style-name="P51"/>
      <text:p text:style-name="P24">B. <text:span text:style-name="T14">Mary </text:span><text:span text:style-name="T39">cuts her own slice of bread without waiting for you</text:span><text:span text:style-name="T14">.</text:span></text:p>
      <text:p text:style-name="P23"/>
      <text:p text:style-name="P58">C. No difference; <text:span text:style-name="T82">Explain:</text:span></text:p>
      <text:p text:style-name="P58"/>
      <text:p text:style-name="P58"/>
      <text:p text:style-name="P58"/>
      <text:p text:style-name="P58"/>
      <text:p text:style-name="P25"><text:span text:style-name="T86">9. </text:span>Which of the following two actions is more expected? <text:span text:style-name="T68">[</text:span><text:span text:style-name="T76">Most_E</text:span><text:span text:style-name="T70">xpected</text:span><text:span text:style-name="T68"> – </text:span><text:span text:style-name="T76">Most_E</text:span><text:span text:style-name="T70">xpected</text:span><text:span text:style-name="T68">]</text:span></text:p>
      <text:p text:style-name="P25"/>
      <text:p text:style-name="P26">A. <text:span text:style-name="T86">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11">organic </text:span><text:span text:style-name="T15">peanut butter onto </text:span><text:span text:style-name="T16">your first </text:span><text:span text:style-name="T15">slice </text:span><text:span text:style-name="T16">of bread </text:span><text:span text:style-name="T15">using </text:span><text:span text:style-name="T16">your</text:span><text:span text:style-name="T15"> knife. </text:span><text:span text:style-name="T40">And, </text:span><text:span text:style-name="T10">Mary s</text:span><text:span text:style-name="T9">pread</text:span><text:span text:style-name="T16">s</text:span><text:span text:style-name="T9"> </text:span><text:span text:style-name="T11">strawberry jam</text:span><text:span text:style-name="T9"> onto the </text:span><text:span text:style-name="T17">second</text:span><text:span text:style-name="T9"> slice of bread using </text:span><text:span text:style-name="T16">her</text:span><text:span text:style-name="T9"> knife.</text:span></text:p>
      <text:p text:style-name="P52"/>
      <text:p text:style-name="P26">B. <text:span text:style-name="T41">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40">in</text:span><text:span text:style-name="T11">organic </text:span><text:span text:style-name="T15">peanut butter onto </text:span><text:span text:style-name="T40">third</text:span><text:span text:style-name="T16"> </text:span><text:span text:style-name="T15">slice </text:span><text:span text:style-name="T16">of bread </text:span><text:span text:style-name="T15">using </text:span><text:span text:style-name="T16">your</text:span><text:span text:style-name="T15"> knife. </text:span><text:span text:style-name="T40">And, </text:span><text:span text:style-name="T10">Mary s</text:span><text:span text:style-name="T9">pread</text:span><text:span text:style-name="T16">s</text:span><text:span text:style-name="T9"> </text:span><text:span text:style-name="T40">grape</text:span><text:span text:style-name="T11"> </text:span><text:span text:style-name="T9">jelly onto the </text:span><text:span text:style-name="T40">forth</text:span><text:span text:style-name="T9"> slice of bread using </text:span><text:span text:style-name="T16">her</text:span><text:span text:style-name="T9"> knife.</text:span></text:p>
      <text:p text:style-name="P25"/>
      <text:p text:style-name="P59">C. No difference; <text:span text:style-name="T82">Explain:</text:span></text:p>
      <text:p text:style-name="P59"/>
      <text:p text:style-name="P59"/>
      <text:p text:style-name="P59"/>
      <text:p text:style-name="P59"/>
      <text:p text:style-name="P28"><text:span text:style-name="T87">10. </text:span><text:span text:style-name="T41">Imagine y</text:span><text:span text:style-name="T10">ou</text:span><text:span text:style-name="T16"> </text:span><text:span text:style-name="T24">are </text:span><text:span text:style-name="T10">s</text:span><text:span text:style-name="T15">pread</text:span><text:span text:style-name="T24">ing</text:span><text:span text:style-name="T15"> </text:span><text:span text:style-name="T40">in</text:span><text:span text:style-name="T11">organic </text:span><text:span text:style-name="T15">peanut butter onto </text:span><text:span text:style-name="T40">third</text:span><text:span text:style-name="T16"> </text:span><text:span text:style-name="T15">slice </text:span><text:span text:style-name="T16">of bread </text:span><text:span text:style-name="T15">using </text:span><text:span text:style-name="T16">your</text:span><text:span text:style-name="T15"> knife. </text:span>Which of the following two actions is more expected? <text:span text:style-name="T68">[</text:span><text:span text:style-name="T76">Most_</text:span><text:span text:style-name="T77">Une</text:span><text:span text:style-name="T70">xpected</text:span><text:span text:style-name="T68"> – </text:span><text:span text:style-name="T76">Most_</text:span><text:span text:style-name="T77">Une</text:span><text:span text:style-name="T70">xpected</text:span><text:span text:style-name="T68">]</text:span></text:p>
      <text:p text:style-name="P27"/>
      <text:p text:style-name="P27">A.<text:span text:style-name="T40"> </text:span><text:span text:style-name="T10">Mary </text:span><text:span text:style-name="T42">tries to find raspberry jelly to put some on a slice of a bread</text:span><text:span text:style-name="T9">.</text:span></text:p>
      <text:p text:style-name="P53"/>
      <text:p text:style-name="P29">B. <text:span text:style-name="T10">Mary </text:span><text:span text:style-name="T42">tries to find a peanut butter with cinnamon flavor to put some on a slice of a bread</text:span><text:span text:style-name="T9">.</text:span></text:p>
      <text:p text:style-name="P27"/>
      <text:p text:style-name="P60">C. No difference; <text:span text:style-name="T82">Explai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0:24.817229957</meta:creation-date>
    <dc:date>2015-10-14T13:30:19.554041828</dc:date>
    <meta:editing-duration>PT6H52M55S</meta:editing-duration>
    <meta:editing-cycles>128</meta:editing-cycles>
    <meta:generator>LibreOffice/4.2.8.2$Linux_X86_64 LibreOffice_project/420m0$Build-2</meta:generator>
    <meta:document-statistic meta:table-count="0" meta:image-count="0" meta:object-count="0" meta:page-count="4" meta:paragraph-count="60" meta:word-count="1024" meta:character-count="5857" meta:non-whitespace-character-count="4877"/>
  </office:meta>
</office:document-meta>
</file>